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Preformatted_20_Text">
      <style:text-properties fo:color="#e8bf6a" style:font-name="JetBrains Mono" fo:font-weight="bold" style:font-weight-asian="bold" style:font-weight-complex="bold"/>
    </style:style>
    <style:style style:name="P4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e8bf6a" style:font-name="JetBrains Mono"/>
    </style:style>
    <style:style style:name="P5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T1" style:family="text">
      <style:text-properties style:font-name="JetBrains Mono" fo:background-color="#232525"/>
    </style:style>
    <style:style style:name="T2" style:family="text">
      <style:text-properties fo:color="#e8bf6a"/>
    </style:style>
    <style:style style:name="T3" style:family="text">
      <style:text-properties fo:color="#bababa" style:font-name="JetBrains Mono"/>
    </style:style>
    <style:style style:name="T4" style:family="text">
      <style:text-properties fo:color="#a5c261"/>
    </style:style>
    <style:style style:name="T5" style:family="text">
      <style:text-properties fo:color="#a5c261" style:font-name="JetBrains Mono"/>
    </style:style>
    <style:style style:name="T6" style:family="text">
      <style:text-properties fo:color="#9876aa" style:font-name="JetBrains Mono" fo:background-color="#23252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arch Table:</text:p>
      <text:p text:style-name="P3">&lt;search-table</text:p>
      <text:p text:style-name="P5"><text:span text:style-name="T2"><text:s text:c="8"/></text:span><text:span text:style-name="T3">:table-items</text:span><text:span text:style-name="T5">="</text:span><text:span text:style-name="T1">{{ json_encode(</text:span><text:span text:style-name="T6">$tenants</text:span><text:span text:style-name="T1">) }}</text:span><text:span text:style-name="T5">"</text:span></text:p>
      <text:p text:style-name="P5"><text:span text:style-name="T4"><text:s text:c="8"/></text:span><text:span text:style-name="T3">:headers</text:span><text:span text:style-name="T5">="</text:span><text:span text:style-name="T1">{{ json_encode(</text:span><text:span text:style-name="T6">$headers</text:span><text:span text:style-name="T1">) }}</text:span><text:span text:style-name="T5">"</text:span></text:p>
      <text:p text:style-name="P4">&gt;</text:p>
      <text:p text:style-name="P4"><text:span text:style-name="T7">&lt;/search-table&gt;</text:span></text:p>
      <text:p text:style-name="P1">// <text:span text:style-name="T8">table-items kennt nur json, daher json-encode. $tenants ist ein array (das gleiche mit headers)</text:span></text:p>
      <text:p text:style-name="P1"><text:span text:style-name="T8"/></text:p>
      <text:p text:style-name="P1">Error-anzeigen:</text:p>
      <text:p text:style-name="P2">&lt;v-alert type=“error“&gt;Error message&lt;/v-alert&gt;</text:p>
      <text:p text:style-name="P2"/>
      <text:p text:style-name="P1">Link aufrufen beim Klick auf Elemente:</text:p>
      <text:p text:style-name="P2">Fast alle Elemente besitzen href....</text:p>
      <text:p text:style-name="P2"/>
      <text:p text:style-name="P2"/>
      <text:p text:style-name="P1">Grid system</text:p>
      <text:p text:style-name="P2">// Wrapper für v-col. Use no-gutters to remove space between cols. Use justify=“end“ in order to move it to the end</text:p>
      <text:p text:style-name="P2">&lt;v-row&gt; </text:p>
      <text:p text:style-name="P2"><text:tab/>// Define a col. Define it's with by the cols=“<text:span text:style-name="T9">number</text:span>“ property</text:p>
      <text:p text:style-name="P2"><text:tab/>&lt;v-col&gt; </text:p>
      <text:p text:style-name="P2"><text:tab/><text:tab/>//content...</text:p>
      <text:p text:style-name="P2"><text:tab/>&lt;/v-col&gt;</text:p>
      <text:p text:style-name="P2">&lt;/v-row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20T17:08:14</meta:creation-date>
    <dc:date>2020-07-23T08:11:32</dc:date>
    <meta:editing-duration>P2DT15H3M19S</meta:editing-duration>
    <meta:editing-cycles>3</meta:editing-cycles>
    <meta:generator>OpenOffice/4.1.7$Unix OpenOffice.org_project/417m1$Build-9800</meta:generator>
    <meta:document-statistic meta:table-count="0" meta:image-count="0" meta:object-count="0" meta:page-count="1" meta:paragraph-count="19" meta:word-count="80" meta:character-count="608"/>
  </office:meta>
</office:document-meta>
</file>